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4.95mm" svg:height="138.98mm" svg:x="135.47mm" svg:y="72.45mm">
            <loext:p draw:notify-on-update-of-ranges="Sheet1.A13:Sheet1.A49 Sheet1.B11:Sheet1.B11 Sheet1.B13:Sheet1.B49 Sheet1.A13:Sheet1.A49 Sheet1.C11:Sheet1.C11 Sheet1.C13:Sheet1.C49 Sheet1.A13:Sheet1.A49 Sheet1.D11:Sheet1.D11 Sheet1.D13:Sheet1.D49 Sheet1.A13:Sheet1.A49 Sheet1.E11:Sheet1.E11 Sheet1.E13:Sheet1.E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51" table:default-cell-style-name="Default"/>
        <table:table-row table:style-name="ro1">
          <table:table-cell/>
          <table:table-cell office:value-type="string" calcext:value-type="string">
            <text:p>3 angles defining stress direction</text:p>
          </table:table-cell>
          <table:table-cell/>
          <table:table-cell table:style-name="Default"/>
          <table:table-cell office:value-type="string" calcext:value-type="string">
            <text:p>two well parameter</text:p>
          </table:table-cell>
          <table:table-cell table:number-columns-repeated="3"/>
          <table:table-cell office:value-type="string" calcext:value-type="string">
            <text:p>Stress Magnitud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lpha</text:p>
          </table:table-cell>
          <table:table-cell table:style-name="ce1" office:value-type="float" office:value="0" calcext:value-type="float">
            <text:p>0</text:p>
          </table:table-cell>
          <table:table-cell table:formula="of:=[.B2]*PI()/180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azimuth</text:p>
          </table:table-cell>
          <table:table-cell table:style-name="ce1" office:value-type="float" office:value="90" calcext:value-type="float">
            <text:p>90</text:p>
          </table:table-cell>
          <table:table-cell table:style-name="ce2" table:formula="of:=[.F3]*PI()/180" office:value-type="float" office:value="0" calcext:value-type="float">
            <text:p>0</text:p>
          </table:table-cell>
          <table:table-cell/>
          <table:table-cell office:value-type="string" calcext:value-type="string">
            <text:p>S1</text:p>
          </table:table-cell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shmax</text:p>
          </table:table-cell>
          <table:table-cell office:value-type="string" calcext:value-type="string">
            <text:p>Wellbore stress orientations</text:p>
          </table:table-cell>
          <table:table-cell table:number-columns-repeated="32"/>
          <table:table-cell table:formula="of:=[.J2]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ta</text:p>
          </table:table-cell>
          <table:table-cell table:style-name="ce1" office:value-type="float" office:value="0" calcext:value-type="float">
            <text:p>0</text:p>
          </table:table-cell>
          <table:table-cell table:formula="of:=[.B3]*PI()/180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nclination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F2]*PI()/180" office:value-type="float" office:value="1.5707963267949" calcext:value-type="float">
            <text:p>1.5707963268</text:p>
          </table:table-cell>
          <table:table-cell/>
          <table:table-cell office:value-type="string" calcext:value-type="string">
            <text:p>s2</text:p>
          </table:table-cell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shmin</text:p>
          </table:table-cell>
          <table:table-cell table:style-name="ce3" table:number-matrix-columns-spanned="3" table:number-matrix-rows-spanned="3" table:formula="of:=MMULT([.BA11:.BC13];[.AW8:.AY10])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9"/>
          <table:table-cell office:value-type="string" calcext:value-type="string">
            <text:p>Ss</text:p>
          </table:table-cell>
          <table:table-cell office:value-type="float" office:value="0" calcext:value-type="float">
            <text:p>0</text:p>
          </table:table-cell>
          <table:table-cell table:formula="of:=[.J3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</text:p>
          </table:table-cell>
          <table:table-cell table:style-name="ce1" office:value-type="float" office:value="0" calcext:value-type="float">
            <text:p>0</text:p>
          </table:table-cell>
          <table:table-cell table:formula="of:=[.B4]*PI()/180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poissons ratio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s3</text:p>
          </table:table-cell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sv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0"/>
          <table:table-cell table:number-columns-repeated="2" office:value-type="float" office:value="0" calcext:value-type="float">
            <text:p>0</text:p>
          </table:table-cell>
          <table:table-cell table:formula="of:=[.J4]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Pore Pressure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5"/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30"/>
          <table:table-cell table:style-name="ce3" table:formula="of:=ROUND(COS(alpha)*COS(beta);7)" office:value-type="float" office:value="1" calcext:value-type="float">
            <text:p>1</text:p>
          </table:table-cell>
          <table:table-cell table:style-name="ce6" table:formula="of:=ROUND(SIN(alpha)*COS(beta);7)" office:value-type="float" office:value="0" calcext:value-type="float">
            <text:p>0</text:p>
          </table:table-cell>
          <table:table-cell table:style-name="ce8" table:formula="of:=ROUND(-SIN(beta);7)" office:value-type="float" office:value="-0" calcext:value-type="float">
            <text:p>0</text:p>
          </table:table-cell>
          <table:table-cell/>
          <table:table-cell table:style-name="ce3" table:number-matrix-columns-spanned="3" table:number-matrix-rows-spanned="3" table:formula="of:=TRANSPOSE([.AS5:.AU7]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Mud weight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37"/>
          <table:table-cell office:value-type="string" calcext:value-type="string">
            <text:p>Rs</text:p>
          </table:table-cell>
          <table:table-cell table:style-name="ce4" table:formula="of:=ROUND(COS(alpha)*SIN(beta)*SIN(gamma)-SIN(alpha)*COS(gamma);7)" office:value-type="float" office:value="0" calcext:value-type="float">
            <text:p>0</text:p>
          </table:table-cell>
          <table:table-cell table:formula="of:=ROUND(SIN(alpha)*SIN(beta)*SIN(gamma)+COS(alpha)*COS(gamma);7)" office:value-type="float" office:value="1" calcext:value-type="float">
            <text:p>1</text:p>
          </table:table-cell>
          <table:table-cell table:style-name="ce9" table:formula="of:=ROUND(COS(beta)*SIN(gamma);7)" office:value-type="float" office:value="0" calcext:value-type="float">
            <text:p>0</text:p>
          </table:table-cell>
          <table:table-cell office:value-type="string" calcext:value-type="string">
            <text:p>Rs Transpose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0"/>
          <table:table-cell table:style-name="ce11" table:formula="of:=ROUND(COS(alpha)*SIN(beta)*COS(gamma)+SIN(alpha)*SIN(gamma);7)" office:value-type="float" office:value="0" calcext:value-type="float">
            <text:p>0</text:p>
          </table:table-cell>
          <table:table-cell table:style-name="ce12" table:formula="of:=ROUND(SIN(alpha)*SIN(beta)*COS(gamma)-COS(alpha)*SIN(gamma);7)" office:value-type="float" office:value="0" calcext:value-type="float">
            <text:p>0</text:p>
          </table:table-cell>
          <table:table-cell table:style-name="ce13" table:formula="of:=ROUND(COS(beta)*COS(gamma);7)" office:value-type="float" office:value="1" calcext:value-type="float">
            <text:p>1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0"/>
          <table:table-cell table:style-name="ce3" table:formula="of:=ROUND(-COS(delta)*COS(phi);7)" office:value-type="float" office:value="-0" calcext:value-type="float">
            <text:p>0</text:p>
          </table:table-cell>
          <table:table-cell table:style-name="ce6" table:formula="of:=ROUND(-SIN(delta)*COS(phi);7)" office:value-type="float" office:value="-1" calcext:value-type="float">
            <text:p>-1</text:p>
          </table:table-cell>
          <table:table-cell table:style-name="ce8" table:formula="of:=ROUND(SIN(phi);7)" office:value-type="float" office:value="0" calcext:value-type="float">
            <text:p>0</text:p>
          </table:table-cell>
          <table:table-cell/>
          <table:table-cell table:style-name="ce3" table:number-matrix-columns-spanned="3" table:number-matrix-rows-spanned="3" table:formula="of:=TRANSPOSE([.AS8:.AU10])" office:value-type="float" office:value="-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9"/>
          <table:table-cell office:value-type="string" calcext:value-type="string">
            <text:p>Rb</text:p>
          </table:table-cell>
          <table:table-cell table:style-name="ce4" table:formula="of:=ROUND(SIN(delta);7)" office:value-type="float" office:value="1" calcext:value-type="float">
            <text:p>1</text:p>
          </table:table-cell>
          <table:table-cell table:formula="of:=ROUND(-COS(delta);7)" office:value-type="float" office:value="-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Rb Transpose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0"/>
          <table:table-cell table:style-name="ce5" table:formula="of:=ROUND(COS(delta)*SIN(phi);7)" office:value-type="float" office:value="0" calcext:value-type="float">
            <text:p>0</text:p>
          </table:table-cell>
          <table:table-cell table:style-name="ce7" table:formula="of:=ROUND(SIN(delta)*SIN(phi);7)" office:value-type="float" office:value="0" calcext:value-type="float">
            <text:p>0</text:p>
          </table:table-cell>
          <table:table-cell table:style-name="ce10" table:formula="of:=ROUND(COS(phi);7)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ta</text:p>
          </table:table-cell>
          <table:table-cell office:value-type="string" calcext:value-type="string">
            <text:p>Rock Strength</text:p>
          </table:table-cell>
          <table:table-cell office:value-type="string" calcext:value-type="string">
            <text:p>Sigma the the</text:p>
          </table:table-cell>
          <table:table-cell table:style-name="Default" office:value-type="string" calcext:value-type="string">
            <text:p>sigma rr</text:p>
          </table:table-cell>
          <table:table-cell office:value-type="string" calcext:value-type="string">
            <text:p>sigma zz</text:p>
          </table:table-cell>
          <table:table-cell/>
          <table:table-cell office:value-type="string" calcext:value-type="string">
            <text:p>Rock Strength</text:p>
          </table:table-cell>
          <table:table-cell office:value-type="float" office:value="60" calcext:value-type="float">
            <text:p>60</text:p>
          </table:table-cell>
          <table:table-cell table:number-columns-repeated="36"/>
          <table:table-cell table:number-matrix-columns-spanned="3" table:number-matrix-rows-spanned="3" table:formula="of:=MMULT([.AS8:.AU10];[.AW5:.AY7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3" table:number-matrix-rows-spanned="3" table:formula="of:=MMULT([.AS11:.AU13];[.AS2:.AU4])"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3" table:number-matrix-rows-spanned="3" table:formula="of:=MMULT([.AW11:.AY13];[.AS5:.AU7])"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/r =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formula="of:=[.D12]" office:value-type="float" office:value="1" calcext:value-type="float">
            <text:p>1</text:p>
          </table:table-cell>
          <table:table-cell/>
          <table:table-cell office:value-type="string" calcext:value-type="string">
            <text:p>ShMax</text:p>
          </table:table-cell>
          <table:table-cell table:formula="of:=MAX([.L3];[.M4])" office:value-type="float" office:value="70" calcext:value-type="float">
            <text:p>70</text:p>
          </table:table-cell>
          <table:table-cell table:number-columns-repeated="35"/>
          <table:table-cell office:value-type="string" calcext:value-type="string">
            <text:p>RbR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13]-[.$H$13])*PI()/180)-([.$F$6]-[.$F$5])*[.C$12]" office:value-type="float" office:value="55" calcext:value-type="float">
            <text:p>55</text:p>
          </table:table-cell>
          <table:table-cell table:formula="of:=0.5*([.$H$12]-[.$H$14]-2*[.$F$5])*(1-[.D$12])+0.5*([.$H$12]-[.$H$14])*(1-4*[.D$12]+3*([.D$12])^2)*COS(2*([.$A13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13]-[.$H$13])*PI()/180))-[.$F$5]*[.E$12]" office:value-type="float" office:value="7" calcext:value-type="float">
            <text:p>7</text:p>
          </table:table-cell>
          <table:table-cell/>
          <table:table-cell office:value-type="string" calcext:value-type="string">
            <text:p>Shmax dir</text:p>
          </table:table-cell>
          <table:table-cell table:formula="of:=[.B2]" office:value-type="float" office:value="0" calcext:value-type="float">
            <text:p>0</text:p>
          </table:table-cell>
          <table:table-cell table:number-columns-repeated="3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14]-[.$H$13])*PI()/180)-([.$F$6]-[.$F$5])*[.C$12]" office:value-type="float" office:value="55.1519224698779" calcext:value-type="float">
            <text:p>55.1519224699</text:p>
          </table:table-cell>
          <table:table-cell table:formula="of:=0.5*([.$H$12]-[.$H$14]-2*[.$F$5])*(1-[.D$12])+0.5*([.$H$12]-[.$H$14])*(1-4*[.D$12]+3*([.D$12])^2)*COS(2*([.$A14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14]-[.$H$13])*PI()/180))-[.$F$5]*[.E$12]" office:value-type="float" office:value="7.04557674096338" calcext:value-type="float">
            <text:p>7.045576741</text:p>
          </table:table-cell>
          <table:table-cell/>
          <table:table-cell office:value-type="string" calcext:value-type="string">
            <text:p>shmin</text:p>
          </table:table-cell>
          <table:table-cell table:formula="of:=MIN([.L3];[.M4])" office:value-type="float" office:value="65" calcext:value-type="float">
            <text:p>65</text:p>
          </table:table-cell>
          <table:table-cell table:number-columns-repeated="4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15]-[.$H$13])*PI()/180)-([.$F$6]-[.$F$5])*[.C$12]" office:value-type="float" office:value="55.6030737921409" calcext:value-type="float">
            <text:p>55.6030737921</text:p>
          </table:table-cell>
          <table:table-cell table:formula="of:=0.5*([.$H$12]-[.$H$14]-2*[.$F$5])*(1-[.D$12])+0.5*([.$H$12]-[.$H$14])*(1-4*[.D$12]+3*([.D$12])^2)*COS(2*([.$A15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15]-[.$H$13])*PI()/180))-[.$F$5]*[.E$12]" office:value-type="float" office:value="7.18092213764228" calcext:value-type="float">
            <text:p>7.1809221376</text:p>
          </table:table-cell>
          <table:table-cell/>
          <table:table-cell office:value-type="string" calcext:value-type="string">
            <text:p>sv</text:p>
          </table:table-cell>
          <table:table-cell table:formula="of:=[.N5]" office:value-type="float" office:value="45" calcext:value-type="float">
            <text:p>45</text:p>
          </table:table-cell>
          <table:table-cell table:number-columns-repeated="4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16]-[.$H$13])*PI()/180)-([.$F$6]-[.$F$5])*[.C$12]" office:value-type="float" office:value="56.3397459621556" calcext:value-type="float">
            <text:p>56.3397459622</text:p>
          </table:table-cell>
          <table:table-cell table:formula="of:=0.5*([.$H$12]-[.$H$14]-2*[.$F$5])*(1-[.D$12])+0.5*([.$H$12]-[.$H$14])*(1-4*[.D$12]+3*([.D$12])^2)*COS(2*([.$A16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16]-[.$H$13])*PI()/180))-[.$F$5]*[.E$12]" office:value-type="float" office:value="7.40192378864668" calcext:value-type="float">
            <text:p>7.4019237886</text:p>
          </table:table-cell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17]-[.$H$13])*PI()/180)-([.$F$6]-[.$F$5])*[.C$12]" office:value-type="float" office:value="57.3395555688102" calcext:value-type="float">
            <text:p>57.3395555688</text:p>
          </table:table-cell>
          <table:table-cell table:formula="of:=0.5*([.$H$12]-[.$H$14]-2*[.$F$5])*(1-[.D$12])+0.5*([.$H$12]-[.$H$14])*(1-4*[.D$12]+3*([.D$12])^2)*COS(2*([.$A17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17]-[.$H$13])*PI()/180))-[.$F$5]*[.E$12]" office:value-type="float" office:value="7.70186667064306" calcext:value-type="float">
            <text:p>7.7018666706</text:p>
          </table:table-cell>
          <table:table-cell table:number-columns-repeated="39"/>
          <table:table-cell table:formula="of:=ROUND(34.555;0.0001)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18]-[.$H$13])*PI()/180)-([.$F$6]-[.$F$5])*[.C$12]" office:value-type="float" office:value="58.5721239031346" calcext:value-type="float">
            <text:p>58.5721239031</text:p>
          </table:table-cell>
          <table:table-cell table:formula="of:=0.5*([.$H$12]-[.$H$14]-2*[.$F$5])*(1-[.D$12])+0.5*([.$H$12]-[.$H$14])*(1-4*[.D$12]+3*([.D$12])^2)*COS(2*([.$A18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18]-[.$H$13])*PI()/180))-[.$F$5]*[.E$12]" office:value-type="float" office:value="8.07163717094038" calcext:value-type="float">
            <text:p>8.0716371709</text:p>
          </table:table-cell>
          <table:table-cell table:number-columns-repeated="5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19]-[.$H$13])*PI()/180)-([.$F$6]-[.$F$5])*[.C$12]" office:value-type="float" office:value="60" calcext:value-type="float">
            <text:p>60</text:p>
          </table:table-cell>
          <table:table-cell table:formula="of:=0.5*([.$H$12]-[.$H$14]-2*[.$F$5])*(1-[.D$12])+0.5*([.$H$12]-[.$H$14])*(1-4*[.D$12]+3*([.D$12])^2)*COS(2*([.$A19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19]-[.$H$13])*PI()/180))-[.$F$5]*[.E$12]" office:value-type="float" office:value="8.5" calcext:value-type="float">
            <text:p>8.5</text:p>
          </table:table-cell>
          <table:table-cell table:number-columns-repeated="5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20]-[.$H$13])*PI()/180)-([.$F$6]-[.$F$5])*[.C$12]" office:value-type="float" office:value="61.5797985667433" calcext:value-type="float">
            <text:p>61.5797985667</text:p>
          </table:table-cell>
          <table:table-cell table:formula="of:=0.5*([.$H$12]-[.$H$14]-2*[.$F$5])*(1-[.D$12])+0.5*([.$H$12]-[.$H$14])*(1-4*[.D$12]+3*([.D$12])^2)*COS(2*([.$A20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20]-[.$H$13])*PI()/180))-[.$F$5]*[.E$12]" office:value-type="float" office:value="8.97393957002299" calcext:value-type="float">
            <text:p>8.97393957</text:p>
          </table:table-cell>
          <table:table-cell table:number-columns-repeated="5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21]-[.$H$13])*PI()/180)-([.$F$6]-[.$F$5])*[.C$12]" office:value-type="float" office:value="63.2635182233307" calcext:value-type="float">
            <text:p>63.2635182233</text:p>
          </table:table-cell>
          <table:table-cell table:formula="of:=0.5*([.$H$12]-[.$H$14]-2*[.$F$5])*(1-[.D$12])+0.5*([.$H$12]-[.$H$14])*(1-4*[.D$12]+3*([.D$12])^2)*COS(2*([.$A21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21]-[.$H$13])*PI()/180))-[.$F$5]*[.E$12]" office:value-type="float" office:value="9.47905546699921" calcext:value-type="float">
            <text:p>9.479055467</text:p>
          </table:table-cell>
          <table:table-cell table:number-columns-repeated="5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22]-[.$H$13])*PI()/180)-([.$F$6]-[.$F$5])*[.C$12]" office:value-type="float" office:value="65" calcext:value-type="float">
            <text:p>65</text:p>
          </table:table-cell>
          <table:table-cell table:formula="of:=0.5*([.$H$12]-[.$H$14]-2*[.$F$5])*(1-[.D$12])+0.5*([.$H$12]-[.$H$14])*(1-4*[.D$12]+3*([.D$12])^2)*COS(2*([.$A22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22]-[.$H$13])*PI()/180))-[.$F$5]*[.E$12]" office:value-type="float" office:value="10" calcext:value-type="float">
            <text:p>10</text:p>
          </table:table-cell>
          <table:table-cell table:number-columns-repeated="5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23]-[.$H$13])*PI()/180)-([.$F$6]-[.$F$5])*[.C$12]" office:value-type="float" office:value="66.7364817766693" calcext:value-type="float">
            <text:p>66.7364817767</text:p>
          </table:table-cell>
          <table:table-cell table:formula="of:=0.5*([.$H$12]-[.$H$14]-2*[.$F$5])*(1-[.D$12])+0.5*([.$H$12]-[.$H$14])*(1-4*[.D$12]+3*([.D$12])^2)*COS(2*([.$A23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23]-[.$H$13])*PI()/180))-[.$F$5]*[.E$12]" office:value-type="float" office:value="10.5209445330008" calcext:value-type="float">
            <text:p>10.520944533</text:p>
          </table:table-cell>
          <table:table-cell table:number-columns-repeated="5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24]-[.$H$13])*PI()/180)-([.$F$6]-[.$F$5])*[.C$12]" office:value-type="float" office:value="68.4202014332567" calcext:value-type="float">
            <text:p>68.4202014333</text:p>
          </table:table-cell>
          <table:table-cell table:formula="of:=0.5*([.$H$12]-[.$H$14]-2*[.$F$5])*(1-[.D$12])+0.5*([.$H$12]-[.$H$14])*(1-4*[.D$12]+3*([.D$12])^2)*COS(2*([.$A24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24]-[.$H$13])*PI()/180))-[.$F$5]*[.E$12]" office:value-type="float" office:value="11.026060429977" calcext:value-type="float">
            <text:p>11.02606043</text:p>
          </table:table-cell>
          <table:table-cell table:number-columns-repeated="5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25]-[.$H$13])*PI()/180)-([.$F$6]-[.$F$5])*[.C$12]" office:value-type="float" office:value="70" calcext:value-type="float">
            <text:p>70</text:p>
          </table:table-cell>
          <table:table-cell table:formula="of:=0.5*([.$H$12]-[.$H$14]-2*[.$F$5])*(1-[.D$12])+0.5*([.$H$12]-[.$H$14])*(1-4*[.D$12]+3*([.D$12])^2)*COS(2*([.$A25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25]-[.$H$13])*PI()/180))-[.$F$5]*[.E$12]" office:value-type="float" office:value="11.5" calcext:value-type="float">
            <text:p>11.5</text:p>
          </table:table-cell>
          <table:table-cell table:number-columns-repeated="5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26]-[.$H$13])*PI()/180)-([.$F$6]-[.$F$5])*[.C$12]" office:value-type="float" office:value="71.4278760968654" calcext:value-type="float">
            <text:p>71.4278760969</text:p>
          </table:table-cell>
          <table:table-cell table:formula="of:=0.5*([.$H$12]-[.$H$14]-2*[.$F$5])*(1-[.D$12])+0.5*([.$H$12]-[.$H$14])*(1-4*[.D$12]+3*([.D$12])^2)*COS(2*([.$A26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26]-[.$H$13])*PI()/180))-[.$F$5]*[.E$12]" office:value-type="float" office:value="11.9283628290596" calcext:value-type="float">
            <text:p>11.9283628291</text:p>
          </table:table-cell>
          <table:table-cell table:number-columns-repeated="5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27]-[.$H$13])*PI()/180)-([.$F$6]-[.$F$5])*[.C$12]" office:value-type="float" office:value="72.6604444311898" calcext:value-type="float">
            <text:p>72.6604444312</text:p>
          </table:table-cell>
          <table:table-cell table:formula="of:=0.5*([.$H$12]-[.$H$14]-2*[.$F$5])*(1-[.D$12])+0.5*([.$H$12]-[.$H$14])*(1-4*[.D$12]+3*([.D$12])^2)*COS(2*([.$A27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27]-[.$H$13])*PI()/180))-[.$F$5]*[.E$12]" office:value-type="float" office:value="12.2981333293569" calcext:value-type="float">
            <text:p>12.2981333294</text:p>
          </table:table-cell>
          <table:table-cell table:number-columns-repeated="5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28]-[.$H$13])*PI()/180)-([.$F$6]-[.$F$5])*[.C$12]" office:value-type="float" office:value="73.6602540378444" calcext:value-type="float">
            <text:p>73.6602540378</text:p>
          </table:table-cell>
          <table:table-cell table:formula="of:=0.5*([.$H$12]-[.$H$14]-2*[.$F$5])*(1-[.D$12])+0.5*([.$H$12]-[.$H$14])*(1-4*[.D$12]+3*([.D$12])^2)*COS(2*([.$A28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28]-[.$H$13])*PI()/180))-[.$F$5]*[.E$12]" office:value-type="float" office:value="12.5980762113533" calcext:value-type="float">
            <text:p>12.5980762114</text:p>
          </table:table-cell>
          <table:table-cell table:number-columns-repeated="5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29]-[.$H$13])*PI()/180)-([.$F$6]-[.$F$5])*[.C$12]" office:value-type="float" office:value="74.3969262078591" calcext:value-type="float">
            <text:p>74.3969262079</text:p>
          </table:table-cell>
          <table:table-cell table:formula="of:=0.5*([.$H$12]-[.$H$14]-2*[.$F$5])*(1-[.D$12])+0.5*([.$H$12]-[.$H$14])*(1-4*[.D$12]+3*([.D$12])^2)*COS(2*([.$A29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29]-[.$H$13])*PI()/180))-[.$F$5]*[.E$12]" office:value-type="float" office:value="12.8190778623577" calcext:value-type="float">
            <text:p>12.8190778624</text:p>
          </table:table-cell>
          <table:table-cell table:number-columns-repeated="5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30]-[.$H$13])*PI()/180)-([.$F$6]-[.$F$5])*[.C$12]" office:value-type="float" office:value="74.8480775301221" calcext:value-type="float">
            <text:p>74.8480775301</text:p>
          </table:table-cell>
          <table:table-cell table:formula="of:=0.5*([.$H$12]-[.$H$14]-2*[.$F$5])*(1-[.D$12])+0.5*([.$H$12]-[.$H$14])*(1-4*[.D$12]+3*([.D$12])^2)*COS(2*([.$A30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30]-[.$H$13])*PI()/180))-[.$F$5]*[.E$12]" office:value-type="float" office:value="12.9544232590366" calcext:value-type="float">
            <text:p>12.954423259</text:p>
          </table:table-cell>
          <table:table-cell table:number-columns-repeated="5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31]-[.$H$13])*PI()/180)-([.$F$6]-[.$F$5])*[.C$12]" office:value-type="float" office:value="75" calcext:value-type="float">
            <text:p>75</text:p>
          </table:table-cell>
          <table:table-cell table:formula="of:=0.5*([.$H$12]-[.$H$14]-2*[.$F$5])*(1-[.D$12])+0.5*([.$H$12]-[.$H$14])*(1-4*[.D$12]+3*([.D$12])^2)*COS(2*([.$A31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31]-[.$H$13])*PI()/180))-[.$F$5]*[.E$12]" office:value-type="float" office:value="13" calcext:value-type="float">
            <text:p>13</text:p>
          </table:table-cell>
          <table:table-cell table:number-columns-repeated="5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32]-[.$H$13])*PI()/180)-([.$F$6]-[.$F$5])*[.C$12]" office:value-type="float" office:value="74.8480775301221" calcext:value-type="float">
            <text:p>74.8480775301</text:p>
          </table:table-cell>
          <table:table-cell table:formula="of:=0.5*([.$H$12]-[.$H$14]-2*[.$F$5])*(1-[.D$12])+0.5*([.$H$12]-[.$H$14])*(1-4*[.D$12]+3*([.D$12])^2)*COS(2*([.$A32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32]-[.$H$13])*PI()/180))-[.$F$5]*[.E$12]" office:value-type="float" office:value="12.9544232590366" calcext:value-type="float">
            <text:p>12.954423259</text:p>
          </table:table-cell>
          <table:table-cell table:number-columns-repeated="5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33]-[.$H$13])*PI()/180)-([.$F$6]-[.$F$5])*[.C$12]" office:value-type="float" office:value="74.3969262078591" calcext:value-type="float">
            <text:p>74.3969262079</text:p>
          </table:table-cell>
          <table:table-cell table:formula="of:=0.5*([.$H$12]-[.$H$14]-2*[.$F$5])*(1-[.D$12])+0.5*([.$H$12]-[.$H$14])*(1-4*[.D$12]+3*([.D$12])^2)*COS(2*([.$A33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33]-[.$H$13])*PI()/180))-[.$F$5]*[.E$12]" office:value-type="float" office:value="12.8190778623577" calcext:value-type="float">
            <text:p>12.8190778624</text:p>
          </table:table-cell>
          <table:table-cell table:number-columns-repeated="5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34]-[.$H$13])*PI()/180)-([.$F$6]-[.$F$5])*[.C$12]" office:value-type="float" office:value="73.6602540378444" calcext:value-type="float">
            <text:p>73.6602540378</text:p>
          </table:table-cell>
          <table:table-cell table:formula="of:=0.5*([.$H$12]-[.$H$14]-2*[.$F$5])*(1-[.D$12])+0.5*([.$H$12]-[.$H$14])*(1-4*[.D$12]+3*([.D$12])^2)*COS(2*([.$A34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34]-[.$H$13])*PI()/180))-[.$F$5]*[.E$12]" office:value-type="float" office:value="12.5980762113533" calcext:value-type="float">
            <text:p>12.5980762114</text:p>
          </table:table-cell>
          <table:table-cell table:number-columns-repeated="5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35]-[.$H$13])*PI()/180)-([.$F$6]-[.$F$5])*[.C$12]" office:value-type="float" office:value="72.6604444311898" calcext:value-type="float">
            <text:p>72.6604444312</text:p>
          </table:table-cell>
          <table:table-cell table:formula="of:=0.5*([.$H$12]-[.$H$14]-2*[.$F$5])*(1-[.D$12])+0.5*([.$H$12]-[.$H$14])*(1-4*[.D$12]+3*([.D$12])^2)*COS(2*([.$A35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35]-[.$H$13])*PI()/180))-[.$F$5]*[.E$12]" office:value-type="float" office:value="12.2981333293569" calcext:value-type="float">
            <text:p>12.2981333294</text:p>
          </table:table-cell>
          <table:table-cell table:number-columns-repeated="5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36]-[.$H$13])*PI()/180)-([.$F$6]-[.$F$5])*[.C$12]" office:value-type="float" office:value="71.4278760968654" calcext:value-type="float">
            <text:p>71.4278760969</text:p>
          </table:table-cell>
          <table:table-cell table:formula="of:=0.5*([.$H$12]-[.$H$14]-2*[.$F$5])*(1-[.D$12])+0.5*([.$H$12]-[.$H$14])*(1-4*[.D$12]+3*([.D$12])^2)*COS(2*([.$A36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36]-[.$H$13])*PI()/180))-[.$F$5]*[.E$12]" office:value-type="float" office:value="11.9283628290596" calcext:value-type="float">
            <text:p>11.9283628291</text:p>
          </table:table-cell>
          <table:table-cell table:number-columns-repeated="5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37]-[.$H$13])*PI()/180)-([.$F$6]-[.$F$5])*[.C$12]" office:value-type="float" office:value="70" calcext:value-type="float">
            <text:p>70</text:p>
          </table:table-cell>
          <table:table-cell table:formula="of:=0.5*([.$H$12]-[.$H$14]-2*[.$F$5])*(1-[.D$12])+0.5*([.$H$12]-[.$H$14])*(1-4*[.D$12]+3*([.D$12])^2)*COS(2*([.$A37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37]-[.$H$13])*PI()/180))-[.$F$5]*[.E$12]" office:value-type="float" office:value="11.5" calcext:value-type="float">
            <text:p>11.5</text:p>
          </table:table-cell>
          <table:table-cell table:number-columns-repeated="50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38]-[.$H$13])*PI()/180)-([.$F$6]-[.$F$5])*[.C$12]" office:value-type="float" office:value="68.4202014332567" calcext:value-type="float">
            <text:p>68.4202014333</text:p>
          </table:table-cell>
          <table:table-cell table:formula="of:=0.5*([.$H$12]-[.$H$14]-2*[.$F$5])*(1-[.D$12])+0.5*([.$H$12]-[.$H$14])*(1-4*[.D$12]+3*([.D$12])^2)*COS(2*([.$A38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38]-[.$H$13])*PI()/180))-[.$F$5]*[.E$12]" office:value-type="float" office:value="11.026060429977" calcext:value-type="float">
            <text:p>11.02606043</text:p>
          </table:table-cell>
          <table:table-cell table:number-columns-repeated="50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39]-[.$H$13])*PI()/180)-([.$F$6]-[.$F$5])*[.C$12]" office:value-type="float" office:value="66.7364817766693" calcext:value-type="float">
            <text:p>66.7364817767</text:p>
          </table:table-cell>
          <table:table-cell table:formula="of:=0.5*([.$H$12]-[.$H$14]-2*[.$F$5])*(1-[.D$12])+0.5*([.$H$12]-[.$H$14])*(1-4*[.D$12]+3*([.D$12])^2)*COS(2*([.$A39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39]-[.$H$13])*PI()/180))-[.$F$5]*[.E$12]" office:value-type="float" office:value="10.5209445330008" calcext:value-type="float">
            <text:p>10.520944533</text:p>
          </table:table-cell>
          <table:table-cell table:number-columns-repeated="50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40]-[.$H$13])*PI()/180)-([.$F$6]-[.$F$5])*[.C$12]" office:value-type="float" office:value="65" calcext:value-type="float">
            <text:p>65</text:p>
          </table:table-cell>
          <table:table-cell table:formula="of:=0.5*([.$H$12]-[.$H$14]-2*[.$F$5])*(1-[.D$12])+0.5*([.$H$12]-[.$H$14])*(1-4*[.D$12]+3*([.D$12])^2)*COS(2*([.$A40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40]-[.$H$13])*PI()/180))-[.$F$5]*[.E$12]" office:value-type="float" office:value="10" calcext:value-type="float">
            <text:p>10</text:p>
          </table:table-cell>
          <table:table-cell table:number-columns-repeated="5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41]-[.$H$13])*PI()/180)-([.$F$6]-[.$F$5])*[.C$12]" office:value-type="float" office:value="63.2635182233307" calcext:value-type="float">
            <text:p>63.2635182233</text:p>
          </table:table-cell>
          <table:table-cell table:formula="of:=0.5*([.$H$12]-[.$H$14]-2*[.$F$5])*(1-[.D$12])+0.5*([.$H$12]-[.$H$14])*(1-4*[.D$12]+3*([.D$12])^2)*COS(2*([.$A41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41]-[.$H$13])*PI()/180))-[.$F$5]*[.E$12]" office:value-type="float" office:value="9.47905546699921" calcext:value-type="float">
            <text:p>9.479055467</text:p>
          </table:table-cell>
          <table:table-cell table:number-columns-repeated="50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42]-[.$H$13])*PI()/180)-([.$F$6]-[.$F$5])*[.C$12]" office:value-type="float" office:value="61.5797985667433" calcext:value-type="float">
            <text:p>61.5797985667</text:p>
          </table:table-cell>
          <table:table-cell table:formula="of:=0.5*([.$H$12]-[.$H$14]-2*[.$F$5])*(1-[.D$12])+0.5*([.$H$12]-[.$H$14])*(1-4*[.D$12]+3*([.D$12])^2)*COS(2*([.$A42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42]-[.$H$13])*PI()/180))-[.$F$5]*[.E$12]" office:value-type="float" office:value="8.97393957002299" calcext:value-type="float">
            <text:p>8.97393957</text:p>
          </table:table-cell>
          <table:table-cell table:number-columns-repeated="50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43]-[.$H$13])*PI()/180)-([.$F$6]-[.$F$5])*[.C$12]" office:value-type="float" office:value="60" calcext:value-type="float">
            <text:p>60</text:p>
          </table:table-cell>
          <table:table-cell table:formula="of:=0.5*([.$H$12]-[.$H$14]-2*[.$F$5])*(1-[.D$12])+0.5*([.$H$12]-[.$H$14])*(1-4*[.D$12]+3*([.D$12])^2)*COS(2*([.$A43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43]-[.$H$13])*PI()/180))-[.$F$5]*[.E$12]" office:value-type="float" office:value="8.5" calcext:value-type="float">
            <text:p>8.5</text:p>
          </table:table-cell>
          <table:table-cell table:number-columns-repeated="50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44]-[.$H$13])*PI()/180)-([.$F$6]-[.$F$5])*[.C$12]" office:value-type="float" office:value="58.5721239031346" calcext:value-type="float">
            <text:p>58.5721239031</text:p>
          </table:table-cell>
          <table:table-cell table:formula="of:=0.5*([.$H$12]-[.$H$14]-2*[.$F$5])*(1-[.D$12])+0.5*([.$H$12]-[.$H$14])*(1-4*[.D$12]+3*([.D$12])^2)*COS(2*([.$A44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44]-[.$H$13])*PI()/180))-[.$F$5]*[.E$12]" office:value-type="float" office:value="8.07163717094038" calcext:value-type="float">
            <text:p>8.0716371709</text:p>
          </table:table-cell>
          <table:table-cell table:number-columns-repeated="50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45]-[.$H$13])*PI()/180)-([.$F$6]-[.$F$5])*[.C$12]" office:value-type="float" office:value="57.3395555688102" calcext:value-type="float">
            <text:p>57.3395555688</text:p>
          </table:table-cell>
          <table:table-cell table:formula="of:=0.5*([.$H$12]-[.$H$14]-2*[.$F$5])*(1-[.D$12])+0.5*([.$H$12]-[.$H$14])*(1-4*[.D$12]+3*([.D$12])^2)*COS(2*([.$A45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45]-[.$H$13])*PI()/180))-[.$F$5]*[.E$12]" office:value-type="float" office:value="7.70186667064306" calcext:value-type="float">
            <text:p>7.7018666706</text:p>
          </table:table-cell>
          <table:table-cell table:number-columns-repeated="50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46]-[.$H$13])*PI()/180)-([.$F$6]-[.$F$5])*[.C$12]" office:value-type="float" office:value="56.3397459621556" calcext:value-type="float">
            <text:p>56.3397459622</text:p>
          </table:table-cell>
          <table:table-cell table:formula="of:=0.5*([.$H$12]-[.$H$14]-2*[.$F$5])*(1-[.D$12])+0.5*([.$H$12]-[.$H$14])*(1-4*[.D$12]+3*([.D$12])^2)*COS(2*([.$A46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46]-[.$H$13])*PI()/180))-[.$F$5]*[.E$12]" office:value-type="float" office:value="7.40192378864668" calcext:value-type="float">
            <text:p>7.4019237886</text:p>
          </table:table-cell>
          <table:table-cell table:number-columns-repeated="50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47]-[.$H$13])*PI()/180)-([.$F$6]-[.$F$5])*[.C$12]" office:value-type="float" office:value="55.6030737921409" calcext:value-type="float">
            <text:p>55.6030737921</text:p>
          </table:table-cell>
          <table:table-cell table:formula="of:=0.5*([.$H$12]-[.$H$14]-2*[.$F$5])*(1-[.D$12])+0.5*([.$H$12]-[.$H$14])*(1-4*[.D$12]+3*([.D$12])^2)*COS(2*([.$A47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47]-[.$H$13])*PI()/180))-[.$F$5]*[.E$12]" office:value-type="float" office:value="7.18092213764228" calcext:value-type="float">
            <text:p>7.1809221376</text:p>
          </table:table-cell>
          <table:table-cell table:number-columns-repeated="50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48]-[.$H$13])*PI()/180)-([.$F$6]-[.$F$5])*[.C$12]" office:value-type="float" office:value="55.1519224698779" calcext:value-type="float">
            <text:p>55.1519224699</text:p>
          </table:table-cell>
          <table:table-cell table:formula="of:=0.5*([.$H$12]-[.$H$14]-2*[.$F$5])*(1-[.D$12])+0.5*([.$H$12]-[.$H$14])*(1-4*[.D$12]+3*([.D$12])^2)*COS(2*([.$A48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48]-[.$H$13])*PI()/180))-[.$F$5]*[.E$12]" office:value-type="float" office:value="7.04557674096338" calcext:value-type="float">
            <text:p>7.045576741</text:p>
          </table:table-cell>
          <table:table-cell table:number-columns-repeated="5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H$11]" office:value-type="float" office:value="60" calcext:value-type="float">
            <text:p>60</text:p>
          </table:table-cell>
          <table:table-cell table:formula="of:=0.5*([.$H$12]+[.$H$14]-2*[.$F$5])*(1+[.C$12])-0.5*([.$H$12]-[.$H$14])*(1+3*([.C$12])^2)*COS(2*([.$A49]-[.$H$13])*PI()/180)-([.$F$6]-[.$F$5])*[.C$12]" office:value-type="float" office:value="55" calcext:value-type="float">
            <text:p>55</text:p>
          </table:table-cell>
          <table:table-cell table:formula="of:=0.5*([.$H$12]-[.$H$14]-2*[.$F$5])*(1-[.D$12])+0.5*([.$H$12]-[.$H$14])*(1-4*[.D$12]+3*([.D$12])^2)*COS(2*([.$A49]-[.$H$13])*PI()/180)+([.$F$6]-[.$F$5])*[.D$12]" office:value-type="float" office:value="0" calcext:value-type="float">
            <text:p>0</text:p>
          </table:table-cell>
          <table:table-cell table:formula="of:=[.$H$15]-(2*[.$F$4]*([.$H$12]-[.$H$14])*(1/[.E$12])*COS(2*([.$A49]-[.$H$13])*PI()/180))-[.$F$5]*[.E$12]" office:value-type="float" office:value="7" calcext:value-type="float">
            <text:p>7</text:p>
          </table:table-cell>
          <table:table-cell table:number-columns-repeated="50"/>
        </table:table-row>
      </table:table>
      <table:named-expressions>
        <table:named-range table:name="alpha" table:base-cell-address="$Sheet1.$C$13" table:cell-range-address="$Sheet1.$C$2"/>
        <table:named-range table:name="azim" table:base-cell-address="$Sheet1.$B$11" table:cell-range-address="$Sheet1.$F$2"/>
        <table:named-range table:name="beta" table:base-cell-address="$Sheet1.$C$3" table:cell-range-address="$Sheet1.$C$3"/>
        <table:named-range table:name="delta" table:base-cell-address="$Sheet1.$C$13" table:cell-range-address="$Sheet1.$G$3"/>
        <table:named-range table:name="gamma" table:base-cell-address="$Sheet1.$C$3" table:cell-range-address="$Sheet1.$C$4"/>
        <table:named-range table:name="inc" table:base-cell-address="$Sheet1.$B$11" table:cell-range-address="$Sheet1.$F$3"/>
        <table:named-range table:name="phi" table:base-cell-address="$Sheet1.$C$13" table:cell-range-address="$Sheet1.$G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20:02:51.912701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8:59:39.463871210</meta:creation-date>
    <dc:date>2017-05-30T20:29:59.293273543</dc:date>
    <meta:editing-duration>PT2H15M50S</meta:editing-duration>
    <meta:editing-cycles>10</meta:editing-cycles>
    <meta:generator>LibreOffice/5.1.6.2$Linux_X86_64 LibreOffice_project/10m0$Build-2</meta:generator>
    <meta:document-statistic meta:table-count="1" meta:cell-count="3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3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96cm" svg:height="13.899cm" xlink:href=".." xlink:type="simple" chart:class="chart:scatter" chart:style-name="ch1">
        <chart:legend chart:legend-position="bottom" svg:x="5.487cm" svg:y="13.116cm" style:legend-expansion="wide" chart:style-name="ch2"/>
        <chart:plot-area chart:style-name="ch3" table:cell-range-address="Sheet1.A13:Sheet1.E49 Sheet1.B11:Sheet1.E11" chart:data-source-has-labels="row" svg:x="0.449cm" svg:y="0.277cm" svg:width="21.598cm" svg:height="12.562cm">
          <chartooo:coordinate-region svg:x="1.256cm" svg:y="0.476cm" svg:width="20.511cm" svg:height="11.7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B49" chart:label-cell-address="Sheet1.B11:Sheet1.B11" chart:class="chart:scatter">
            <chart:domain table:cell-range-address="Sheet1.A13:Sheet1.A49"/>
            <chart:data-point chart:repeated="37"/>
          </chart:series>
          <chart:series chart:style-name="ch8" chart:values-cell-range-address="Sheet1.C13:Sheet1.C49" chart:label-cell-address="Sheet1.C11:Sheet1.C11" chart:class="chart:scatter">
            <chart:data-point chart:repeated="37"/>
          </chart:series>
          <chart:series chart:style-name="ch9" chart:values-cell-range-address="Sheet1.D13:Sheet1.D49" chart:label-cell-address="Sheet1.D11:Sheet1.D11" chart:class="chart:scatter">
            <chart:data-point chart:repeated="37"/>
          </chart:series>
          <chart:series chart:style-name="ch10" chart:values-cell-range-address="Sheet1.E13:Sheet1.E49" chart:label-cell-address="Sheet1.E11:Sheet1.E11" chart:class="chart:scatte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ck Strength</text:p>
                <draw:g>
                  <svg:desc>Sheet1.B11:Sheet1.B11</svg:desc>
                </draw:g>
              </table:table-cell>
              <table:table-cell office:value-type="string">
                <text:p>Sigma the the</text:p>
                <draw:g>
                  <svg:desc>Sheet1.C11:Sheet1.C11</svg:desc>
                </draw:g>
              </table:table-cell>
              <table:table-cell office:value-type="string">
                <text:p>sigma rr</text:p>
                <draw:g>
                  <svg:desc>Sheet1.D11:Sheet1.D11</svg:desc>
                </draw:g>
              </table:table-cell>
              <table:table-cell office:value-type="string">
                <text:p>sigma zz</text:p>
                <draw:g>
                  <svg:desc>Sheet1.E11:Sheet1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3:Sheet1.A49</svg:desc>
                </draw:g>
              </table:table-cell>
              <table:table-cell office:value-type="float" office:value="60">
                <text:p>60</text:p>
                <draw:g>
                  <svg:desc>Sheet1.B13:Sheet1.B49</svg:desc>
                </draw:g>
              </table:table-cell>
              <table:table-cell office:value-type="float" office:value="55">
                <text:p>55</text:p>
                <draw:g>
                  <svg:desc>Sheet1.C13:Sheet1.C49</svg:desc>
                </draw:g>
              </table:table-cell>
              <table:table-cell office:value-type="float" office:value="0">
                <text:p>0</text:p>
                <draw:g>
                  <svg:desc>Sheet1.D13:Sheet1.D49</svg:desc>
                </draw:g>
              </table:table-cell>
              <table:table-cell office:value-type="float" office:value="7">
                <text:p>7</text:p>
                <draw:g>
                  <svg:desc>Sheet1.E13:Sheet1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55.1519224698779">
                <text:p>55.1519224698779</text:p>
              </table:table-cell>
              <table:table-cell office:value-type="float" office:value="0">
                <text:p>0</text:p>
              </table:table-cell>
              <table:table-cell office:value-type="float" office:value="7.04557674096338">
                <text:p>7.04557674096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55.6030737921409">
                <text:p>55.6030737921409</text:p>
              </table:table-cell>
              <table:table-cell office:value-type="float" office:value="0">
                <text:p>0</text:p>
              </table:table-cell>
              <table:table-cell office:value-type="float" office:value="7.18092213764228">
                <text:p>7.18092213764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56.3397459621556">
                <text:p>56.3397459621556</text:p>
              </table:table-cell>
              <table:table-cell office:value-type="float" office:value="0">
                <text:p>0</text:p>
              </table:table-cell>
              <table:table-cell office:value-type="float" office:value="7.40192378864668">
                <text:p>7.40192378864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57.3395555688102">
                <text:p>57.3395555688102</text:p>
              </table:table-cell>
              <table:table-cell office:value-type="float" office:value="0">
                <text:p>0</text:p>
              </table:table-cell>
              <table:table-cell office:value-type="float" office:value="7.70186667064306">
                <text:p>7.70186667064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58.5721239031346">
                <text:p>58.5721239031346</text:p>
              </table:table-cell>
              <table:table-cell office:value-type="float" office:value="0">
                <text:p>0</text:p>
              </table:table-cell>
              <table:table-cell office:value-type="float" office:value="8.07163717094038">
                <text:p>8.07163717094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61.5797985667433">
                <text:p>61.5797985667433</text:p>
              </table:table-cell>
              <table:table-cell office:value-type="float" office:value="0">
                <text:p>0</text:p>
              </table:table-cell>
              <table:table-cell office:value-type="float" office:value="8.97393957002299">
                <text:p>8.97393957002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63.2635182233307">
                <text:p>63.2635182233307</text:p>
              </table:table-cell>
              <table:table-cell office:value-type="float" office:value="0">
                <text:p>0</text:p>
              </table:table-cell>
              <table:table-cell office:value-type="float" office:value="9.47905546699921">
                <text:p>9.47905546699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66.7364817766693">
                <text:p>66.7364817766693</text:p>
              </table:table-cell>
              <table:table-cell office:value-type="float" office:value="0">
                <text:p>0</text:p>
              </table:table-cell>
              <table:table-cell office:value-type="float" office:value="10.5209445330008">
                <text:p>10.5209445330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8.4202014332567">
                <text:p>68.4202014332567</text:p>
              </table:table-cell>
              <table:table-cell office:value-type="float" office:value="0">
                <text:p>0</text:p>
              </table:table-cell>
              <table:table-cell office:value-type="float" office:value="11.026060429977">
                <text:p>11.0260604299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71.4278760968654">
                <text:p>71.4278760968654</text:p>
              </table:table-cell>
              <table:table-cell office:value-type="float" office:value="0">
                <text:p>0</text:p>
              </table:table-cell>
              <table:table-cell office:value-type="float" office:value="11.9283628290596">
                <text:p>11.9283628290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72.6604444311898">
                <text:p>72.6604444311898</text:p>
              </table:table-cell>
              <table:table-cell office:value-type="float" office:value="0">
                <text:p>0</text:p>
              </table:table-cell>
              <table:table-cell office:value-type="float" office:value="12.2981333293569">
                <text:p>12.29813332935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73.6602540378444">
                <text:p>73.6602540378444</text:p>
              </table:table-cell>
              <table:table-cell office:value-type="float" office:value="0">
                <text:p>0</text:p>
              </table:table-cell>
              <table:table-cell office:value-type="float" office:value="12.5980762113533">
                <text:p>12.59807621135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74.3969262078591">
                <text:p>74.3969262078591</text:p>
              </table:table-cell>
              <table:table-cell office:value-type="float" office:value="0">
                <text:p>0</text:p>
              </table:table-cell>
              <table:table-cell office:value-type="float" office:value="12.8190778623577">
                <text:p>12.8190778623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74.8480775301221">
                <text:p>74.8480775301221</text:p>
              </table:table-cell>
              <table:table-cell office:value-type="float" office:value="0">
                <text:p>0</text:p>
              </table:table-cell>
              <table:table-cell office:value-type="float" office:value="12.9544232590366">
                <text:p>12.9544232590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  <table:table-cell office:value-type="float" office:value="74.8480775301221">
                <text:p>74.8480775301221</text:p>
              </table:table-cell>
              <table:table-cell office:value-type="float" office:value="0">
                <text:p>0</text:p>
              </table:table-cell>
              <table:table-cell office:value-type="float" office:value="12.9544232590366">
                <text:p>12.95442325903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74.3969262078591">
                <text:p>74.3969262078591</text:p>
              </table:table-cell>
              <table:table-cell office:value-type="float" office:value="0">
                <text:p>0</text:p>
              </table:table-cell>
              <table:table-cell office:value-type="float" office:value="12.8190778623577">
                <text:p>12.81907786235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60">
                <text:p>60</text:p>
              </table:table-cell>
              <table:table-cell office:value-type="float" office:value="73.6602540378444">
                <text:p>73.6602540378444</text:p>
              </table:table-cell>
              <table:table-cell office:value-type="float" office:value="0">
                <text:p>0</text:p>
              </table:table-cell>
              <table:table-cell office:value-type="float" office:value="12.5980762113533">
                <text:p>12.5980762113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60">
                <text:p>60</text:p>
              </table:table-cell>
              <table:table-cell office:value-type="float" office:value="72.6604444311898">
                <text:p>72.6604444311898</text:p>
              </table:table-cell>
              <table:table-cell office:value-type="float" office:value="0">
                <text:p>0</text:p>
              </table:table-cell>
              <table:table-cell office:value-type="float" office:value="12.2981333293569">
                <text:p>12.29813332935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0">
                <text:p>60</text:p>
              </table:table-cell>
              <table:table-cell office:value-type="float" office:value="71.4278760968654">
                <text:p>71.4278760968654</text:p>
              </table:table-cell>
              <table:table-cell office:value-type="float" office:value="0">
                <text:p>0</text:p>
              </table:table-cell>
              <table:table-cell office:value-type="float" office:value="11.9283628290596">
                <text:p>11.92836282905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60">
                <text:p>60</text:p>
              </table:table-cell>
              <table:table-cell office:value-type="float" office:value="68.4202014332567">
                <text:p>68.4202014332567</text:p>
              </table:table-cell>
              <table:table-cell office:value-type="float" office:value="0">
                <text:p>0</text:p>
              </table:table-cell>
              <table:table-cell office:value-type="float" office:value="11.026060429977">
                <text:p>11.026060429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66.7364817766693">
                <text:p>66.7364817766693</text:p>
              </table:table-cell>
              <table:table-cell office:value-type="float" office:value="0">
                <text:p>0</text:p>
              </table:table-cell>
              <table:table-cell office:value-type="float" office:value="10.5209445330008">
                <text:p>10.5209445330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60">
                <text:p>60</text:p>
              </table:table-cell>
              <table:table-cell office:value-type="float" office:value="63.2635182233307">
                <text:p>63.2635182233307</text:p>
              </table:table-cell>
              <table:table-cell office:value-type="float" office:value="0">
                <text:p>0</text:p>
              </table:table-cell>
              <table:table-cell office:value-type="float" office:value="9.47905546699921">
                <text:p>9.479055466999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60">
                <text:p>60</text:p>
              </table:table-cell>
              <table:table-cell office:value-type="float" office:value="61.5797985667433">
                <text:p>61.5797985667433</text:p>
              </table:table-cell>
              <table:table-cell office:value-type="float" office:value="0">
                <text:p>0</text:p>
              </table:table-cell>
              <table:table-cell office:value-type="float" office:value="8.97393957002299">
                <text:p>8.97393957002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60">
                <text:p>60</text:p>
              </table:table-cell>
              <table:table-cell office:value-type="float" office:value="58.5721239031346">
                <text:p>58.5721239031346</text:p>
              </table:table-cell>
              <table:table-cell office:value-type="float" office:value="0">
                <text:p>0</text:p>
              </table:table-cell>
              <table:table-cell office:value-type="float" office:value="8.07163717094038">
                <text:p>8.07163717094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  <table:table-cell office:value-type="float" office:value="57.3395555688102">
                <text:p>57.3395555688102</text:p>
              </table:table-cell>
              <table:table-cell office:value-type="float" office:value="0">
                <text:p>0</text:p>
              </table:table-cell>
              <table:table-cell office:value-type="float" office:value="7.70186667064306">
                <text:p>7.70186667064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60">
                <text:p>60</text:p>
              </table:table-cell>
              <table:table-cell office:value-type="float" office:value="56.3397459621556">
                <text:p>56.3397459621556</text:p>
              </table:table-cell>
              <table:table-cell office:value-type="float" office:value="0">
                <text:p>0</text:p>
              </table:table-cell>
              <table:table-cell office:value-type="float" office:value="7.40192378864668">
                <text:p>7.401923788646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60">
                <text:p>60</text:p>
              </table:table-cell>
              <table:table-cell office:value-type="float" office:value="55.6030737921409">
                <text:p>55.6030737921409</text:p>
              </table:table-cell>
              <table:table-cell office:value-type="float" office:value="0">
                <text:p>0</text:p>
              </table:table-cell>
              <table:table-cell office:value-type="float" office:value="7.18092213764228">
                <text:p>7.180922137642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60">
                <text:p>60</text:p>
              </table:table-cell>
              <table:table-cell office:value-type="float" office:value="55.1519224698779">
                <text:p>55.1519224698779</text:p>
              </table:table-cell>
              <table:table-cell office:value-type="float" office:value="0">
                <text:p>0</text:p>
              </table:table-cell>
              <table:table-cell office:value-type="float" office:value="7.04557674096338">
                <text:p>7.04557674096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